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c7526" officeooo:paragraph-rsid="002c7526"/>
    </style:style>
    <style:style style:name="P2" style:family="paragraph" style:parent-style-name="Standard">
      <style:text-properties officeooo:rsid="002df01b" officeooo:paragraph-rsid="002df01b"/>
    </style:style>
    <style:style style:name="P3" style:family="paragraph" style:parent-style-name="Standard">
      <style:text-properties officeooo:rsid="002faeb4" officeooo:paragraph-rsid="002faeb4"/>
    </style:style>
    <style:style style:name="P4" style:family="paragraph" style:parent-style-name="Standard">
      <style:text-properties officeooo:rsid="0031924b" officeooo:paragraph-rsid="003192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odos para interar em objetos</text:p>
      <text:p text:style-name="P1"/>
      <text:p text:style-name="P1">in</text:p>
      <text:p text:style-name="P1">“apelido” in obj3</text:p>
      <text:p text:style-name="P1"/>
      <text:p text:style-name="P1">hasOwnProperty()</text:p>
      <text:p text:style-name="P1">for .. in</text:p>
      <text:p text:style-name="P1"/>
      <text:p text:style-name="P1">for(var prop in obj4){</text:p>
      <text:p text:style-name="P1"><text:tab/>if(obj4.hasOwnProperty(prop))){</text:p>
      <text:p text:style-name="P1"><text:tab/><text:tab/>console.log(pro);</text:p>
      <text:p text:style-name="P1"><text:tab/><text:tab/>console.log(obj4[prop]);</text:p>
      <text:p text:style-name="P1"><text:tab/>}<text:tab/></text:p>
      <text:p text:style-name="P1">}</text:p>
      <text:p text:style-name="P1">Não mostra propriedades herdadas</text:p>
      <text:p text:style-name="P1"/>
      <text:p text:style-name="P1">Object.keys()</text:p>
      <text:p text:style-name="P1">retorna um array com as propriedades</text:p>
      <text:p text:style-name="P1"/>
      <text:p text:style-name="P1">Object.values()</text:p>
      <text:p text:style-name="P1">retorna os conteúdos das chaves</text:p>
      <text:p text:style-name="P1"/>
      <text:p text:style-name="P1">Object.entries()</text:p>
      <text:p text:style-name="P2">matriz chave-conteúdo</text:p>
      <text:p text:style-name="P2"/>
      <text:p text:style-name="P2">delete object.propriedade</text:p>
      <text:p text:style-name="P2">deleta uma propriedade de um objeto no console</text:p>
      <text:p text:style-name="P2"/>
      <text:p text:style-name="P3">console.table</text:p>
      <text:p text:style-name="P3">retorna uma tabelinha quanto tem um array chave-valor</text:p>
      <text:p text:style-name="P3"/>
      <text:p text:style-name="P4">const alunos = [</text:p>
      <text:p text:style-name="P4"><text:tab/>{“_id”: 1, “nome”: “Marco”},</text:p>
      <text:p text:style-name="P4"><text:tab/>{“_id”: 2, “nome”: “Maria”}</text:p>
      <text:p text:style-name="P4">]</text:p>
      <text:p text:style-name="P4"/>
      <text:p text:style-name="P4">const faltas = [</text:p>
      <text:p text:style-name="P4"><text:tab/>{“_idAluno”: 1, faltas: 5},</text:p>
      <text:p text:style-name="P4"><text:tab/>{“_idAluno”: 2, faltas: 11}</text:p>
      <text:p text:style-name="P4">]</text:p>
      <text:p text:style-name="P4"/>
      <text:p text:style-name="P4">const reprovadorPorFalta = faltas</text:p>
      <text:p text:style-name="P4"><text:tab/>.filter( falta =&gt; falta.faltas &gt; 10 )</text:p>
      <text:p text:style-name="P4"><text:tab/>.map( falta =&gt; falta._idAluno )</text:p>
      <text:p text:style-name="P4"><text:tab/>.map( idAluno =&gt; alunos.filter( aluno =&gt; aluno._id === idAluno )[0].nome)</text:p>
      <text:p text:style-name="P4"/>
      <text:p text:style-name="P4"/>
      <text:p text:style-name="P3"/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10:23.301007340</meta:creation-date>
    <dc:date>2019-08-02T11:28:55.020898307</dc:date>
    <meta:editing-duration>PT59M1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13" meta:character-count="803" meta:non-whitespace-character-count="710"/>
  </office:meta>
</office:document-meta>
</file>